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t</text:p>
          </table:table-cell>
          <table:table-cell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313">
            <text:p>1313</text:p>
          </table:table-cell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table:style-name="ce1" office:value-type="float" office:value="2624">
            <text:p>262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876">
            <text:p>2876</text:p>
          </table:table-cell>
          <table:table-cell office:value-type="string">
            <text:p>F</text:p>
          </table:table-cell>
          <table:table-cell office:value-type="string">
            <text:p>P Zacha</text:p>
          </table:table-cell>
          <table:table-cell office:value-type="float" office:value="1744000">
            <text:p>1744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023">
            <text:p>102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table:style-name="ce1"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Salary:</text:p>
          </table:table-cell>
          <table:table-cell table:style-name="ce27" table:formula="of:=SUM([.I1:.I15])" office:value-type="float" office:value="52633000">
            <text:p>52,63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Howard</text:p>
          </table:table-cell>
          <table:table-cell table:style-name="Default" office:value-type="float" office:value="5292000">
            <text:p>5292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293000">
            <text:p>87,293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6"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D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0096000">
            <text:p>60,096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067000">
            <text:p>87,067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9394000">
            <text:p>49,3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6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6:43:09</dc:date>
    <meta:editing-duration>P341DT5H50M24S</meta:editing-duration>
    <meta:editing-cycles>666</meta:editing-cycles>
    <dc:creator>Ben Miller</dc:creator>
    <meta:document-statistic meta:table-count="11" meta:cell-count="2537" meta:object-count="0"/>
    <meta:user-defined meta:name=""/>
  </office:meta>
</office:document-meta>
</file>